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4cm"/>
    </style:style>
    <style:style style:name="co3" style:family="table-column">
      <style:table-column-properties fo:break-before="auto" style:column-width="2.972cm"/>
    </style:style>
    <style:style style:name="co4" style:family="table-column">
      <style:table-column-properties fo:break-before="auto" style:column-width="2.903cm"/>
    </style:style>
    <style:style style:name="co5" style:family="table-column">
      <style:table-column-properties fo:break-before="auto" style:column-width="2.604cm"/>
    </style:style>
    <style:style style:name="co6" style:family="table-column">
      <style:table-column-properties fo:break-before="auto" style:column-width="2.762cm"/>
    </style:style>
    <style:style style:name="co7" style:family="table-column">
      <style:table-column-properties fo:break-before="auto" style:column-width="3.9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4000"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00a933" fo:border="0.06pt solid #000000"/>
    </style:style>
    <style:style style:name="ce11" style:family="table-cell" style:parent-style-name="Default">
      <style:table-cell-properties fo:background-color="#81d41a" fo:border="0.06pt solid #000000"/>
    </style:style>
    <style:style style:name="ce12" style:family="table-cell" style:parent-style-name="Default">
      <style:table-cell-properties fo:background-color="#ff8000" fo:border="0.06pt solid #000000"/>
    </style:style>
    <style:style style:name="ce13" style:family="table-cell" style:parent-style-name="Default">
      <style:table-cell-properties fo:background-color="#ffbf00" fo:border="0.06pt solid #000000"/>
    </style:style>
    <style:style style:name="ce14" style:family="table-cell" style:parent-style-name="Default">
      <style:table-cell-properties fo:background-color="#ffff00" fo:border="0.06pt solid #000000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0000" fo:border="0.06pt solid #000000"/>
    </style:style>
    <style:style style:name="ce17" style:family="table-cell" style:parent-style-name="Default">
      <style:table-cell-properties fo:background-color="#ff4000" fo:border="0.06pt solid #000000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6"/>
        <table:table-column table:style-name="co7" table:default-cell-style-name="Default"/>
        <table:table-column table:style-name="co1" table:number-columns-repeated="2" table:default-cell-style-name="ce6"/>
        <table:table-row table:style-name="ro1" table:number-rows-repeated="3">
          <table:table-cell table:style-name="Default" table:number-columns-repeated="4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 table:style-name="ce9" office:value-type="string" calcext:value-type="string">
            <text:p>Variables</text:p>
          </table:table-cell>
          <table:table-cell table:style-name="ce6" office:value-type="string" calcext:value-type="string">
            <text:p>Status</text:p>
          </table:table-cell>
          <table:table-cell table:style-name="ce9" office:value-type="string" calcext:value-type="string">
            <text:p>Does it need a preproccessoring</text:p>
          </table:table-cell>
          <table:table-cell table:number-columns-repeated="3"/>
          <table:table-cell office:value-type="string" calcext:value-type="string">
            <text:p>Number of test</text:p>
          </table:table-cell>
          <table:table-cell table:style-name="ce6" office:value-type="string" calcext:value-type="string">
            <text:p>Vars</text:p>
          </table:table-cell>
          <table:table-cell office:value-type="string" calcext:value-type="string">
            <text:p>Train Result</text:p>
          </table:table-cell>
          <table:table-cell office:value-type="string" calcext:value-type="string">
            <text:p>Test Res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SZonin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Nice On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, 5, 6, 30</text:p>
          </table:table-cell>
          <table:table-cell office:value-type="float" office:value="44981.9" calcext:value-type="float">
            <text:p>44981,9</text:p>
          </table:table-cell>
          <table:table-cell office:value-type="float" office:value="46805.29" calcext:value-type="float">
            <text:p>46805,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tAre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MSZoning</text:p>
          </table:table-cell>
          <table:table-cell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, 5, 6</text:p>
          </table:table-cell>
          <table:table-cell office:value-type="float" office:value="45017.55" calcext:value-type="float">
            <text:p>45017,55</text:p>
          </table:table-cell>
          <table:table-cell office:value-type="float" office:value="46615.57" calcext:value-type="float">
            <text:p>46615,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verallQu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LotArea</text:p>
          </table:table-cell>
          <table:table-cell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4,5,6,52</text:p>
          </table:table-cell>
          <table:table-cell office:value-type="float" office:value="44770.23" calcext:value-type="float">
            <text:p>44770,23</text:p>
          </table:table-cell>
          <table:table-cell office:value-type="float" office:value="46331.9" calcext:value-type="float">
            <text:p>46331,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replace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LotShape</text:p>
          </table:table-cell>
          <table:table-cell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,5,6,52,2</text:p>
          </table:table-cell>
          <table:table-cell office:value-type="float" office:value="44444.71" calcext:value-type="float">
            <text:p>44444,71</text:p>
          </table:table-cell>
          <table:table-cell office:value-type="float" office:value="46110.46" calcext:value-type="float">
            <text:p>46110,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tShap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Neighborhood</text:p>
          </table:table-cell>
          <table:table-cell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4,5,6,52,2,32</text:p>
          </table:table-cell>
          <table:table-cell office:value-type="float" office:value="44398.31" calcext:value-type="float">
            <text:p>44398,31</text:p>
          </table:table-cell>
          <table:table-cell office:value-type="float" office:value="46099.32" calcext:value-type="float">
            <text:p>46099,3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penPorchS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OverallQual</text:p>
          </table:table-cell>
          <table:table-cell/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4,5,6,52,2,32,47</text:p>
          </table:table-cell>
          <table:table-cell office:value-type="float" office:value="39596.53" calcext:value-type="float">
            <text:p>39596,53</text:p>
          </table:table-cell>
          <table:table-cell office:value-type="float" office:value="43719.28" calcext:value-type="float">
            <text:p>43719,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entralAi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Fireplaces</text:p>
          </table:table-cell>
          <table:table-cell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4,5,6,52,2,32,47,42</text:p>
          </table:table-cell>
          <table:table-cell office:value-type="float" office:value="39188.72" calcext:value-type="float">
            <text:p>39188,72</text:p>
          </table:table-cell>
          <table:table-cell office:value-type="float" office:value="43521.43" calcext:value-type="float">
            <text:p>43521,4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arageCar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4,5,6,52,2,32,47,42, 36</text:p>
          </table:table-cell>
          <table:table-cell office:value-type="float" office:value="35792.14" calcext:value-type="float">
            <text:p>35792,14</text:p>
          </table:table-cell>
          <table:table-cell office:value-type="float" office:value="42036.55" calcext:value-type="float">
            <text:p>42036,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lectric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4,5,6,52,2,32,47,42, 36,33</text:p>
          </table:table-cell>
          <table:table-cell office:value-type="float" office:value="35754.35" calcext:value-type="float">
            <text:p>35754,35</text:p>
          </table:table-cell>
          <table:table-cell office:value-type="float" office:value="41924.53" calcext:value-type="float">
            <text:p>41924,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rLivAre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4,5,6,52,2,32,47,42, 36,33,29</text:p>
          </table:table-cell>
          <table:table-cell office:value-type="float" office:value="35753.13" calcext:value-type="float">
            <text:p>35753,13</text:p>
          </table:table-cell>
          <table:table-cell office:value-type="float" office:value="41902.58" calcext:value-type="float">
            <text:p>41902,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ighborhoo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4,5,6,52,2,32,47, 36,33,29,3</text:p>
          </table:table-cell>
          <table:table-cell office:value-type="float" office:value="34658" calcext:value-type="float">
            <text:p>34658</text:p>
          </table:table-cell>
          <table:table-cell office:value-type="float" office:value="40137.6" calcext:value-type="float">
            <text:p>40137,6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MasVnrAre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4,5,6,52,2,32,47, 36,33,29,3,20</text:p>
          </table:table-cell>
          <table:table-cell office:value-type="float" office:value="34410.88" calcext:value-type="float">
            <text:p>34410,88</text:p>
          </table:table-cell>
          <table:table-cell office:value-type="float" office:value="39979.36" calcext:value-type="float">
            <text:p>39979,36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BldgTyp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8" office:value-type="string" calcext:value-type="string">
            <text:p>4,5,6,52,2,32,47, 36,33,29,3,20,30</text:p>
          </table:table-cell>
          <table:table-cell office:value-type="float" office:value="34377.06" calcext:value-type="float">
            <text:p>34377,06</text:p>
          </table:table-cell>
          <table:table-cell office:value-type="float" office:value="39824.94" calcext:value-type="float">
            <text:p>39824,94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HouseStyl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8" office:value-type="string" calcext:value-type="string">
            <text:p>4,5,6,52,2,32,47, 36,33,29,3,20,30, 12</text:p>
          </table:table-cell>
          <table:table-cell office:value-type="float" office:value="34127.7" calcext:value-type="float">
            <text:p>34127,7</text:p>
          </table:table-cell>
          <table:table-cell office:value-type="float" office:value="39656.93" calcext:value-type="float">
            <text:p>39656,93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LandSlop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8" office:value-type="string" calcext:value-type="string">
            <text:p>4,5,6,52,2,32,47, 36,33,29,3,20,30, 12, 13</text:p>
          </table:table-cell>
          <table:table-cell office:value-type="float" office:value="33731.55" calcext:value-type="float">
            <text:p>33731,55</text:p>
          </table:table-cell>
          <table:table-cell office:value-type="float" office:value="39360.94" calcext:value-type="float">
            <text:p>39360,94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ExterQu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8" office:value-type="string" calcext:value-type="string">
            <text:p>4,5,6,52,2,32,47, 36,33,29,3,20,30, 12, 13,39</text:p>
          </table:table-cell>
          <table:table-cell office:value-type="float" office:value="33674.66" calcext:value-type="float">
            <text:p>33674,66</text:p>
          </table:table-cell>
          <table:table-cell office:value-type="float" office:value="39176.76" calcext:value-type="float">
            <text:p>39176,76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BsmtQu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style-name="ce18" office:value-type="string" calcext:value-type="string">
            <text:p>4,5,6,52,2,32,47, 36,33,29,3,20,30, 12, 13,39, 38</text:p>
          </table:table-cell>
          <table:table-cell office:value-type="float" office:value="33590.15" calcext:value-type="float">
            <text:p>33590,15</text:p>
          </table:table-cell>
          <table:table-cell office:value-type="float" office:value="38970.23" calcext:value-type="float">
            <text:p>38970,23</text:p>
          </table:table-cell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1stFlrS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style-name="ce18" office:value-type="string" calcext:value-type="string">
            <text:p>4,5,6,52,2,32,47, 36,33,29,3,20,30, 12, 13,39, 38,10</text:p>
          </table:table-cell>
          <table:table-cell office:value-type="float" office:value="33514.66" calcext:value-type="float">
            <text:p>33514,66</text:p>
          </table:table-cell>
          <table:table-cell office:value-type="float" office:value="38927.69" calcext:value-type="float">
            <text:p>38927,69</text:p>
          </table:table-cell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string" calcext:value-type="string">
            <text:p>2ndFlrS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style-name="ce18" office:value-type="string" calcext:value-type="string">
            <text:p>4,5,6,52,2,32,47, 36,33,29,3,20,30, 12, 13,39, 38,10,34</text:p>
          </table:table-cell>
          <table:table-cell office:value-type="float" office:value="33052.3" calcext:value-type="float">
            <text:p>33052,3</text:p>
          </table:table-cell>
          <table:table-cell office:value-type="float" office:value="37917.12" calcext:value-type="float">
            <text:p>37917,12</text:p>
          </table:table-cell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FullBat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style-name="ce18" office:value-type="string" calcext:value-type="string">
            <text:p>4,5,6,52,2,32,47, 36,33,29,3,20,30, 12, 13,39, 38,10,34,35</text:p>
          </table:table-cell>
          <table:table-cell office:value-type="float" office:value="32569.97" calcext:value-type="float">
            <text:p>32569,97</text:p>
          </table:table-cell>
          <table:table-cell office:value-type="float" office:value="37828.16" calcext:value-type="float">
            <text:p>37828,16</text:p>
          </table:table-cell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HalfBat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style-name="ce18" office:value-type="string" calcext:value-type="string">
            <text:p>4,5,6,52,2,32,47, 36,33,29,3,20,30, 12, 13,39, 38,10,34,35, 21</text:p>
          </table:table-cell>
          <table:table-cell office:value-type="float" office:value="32175.45" calcext:value-type="float">
            <text:p>32175,45</text:p>
          </table:table-cell>
          <table:table-cell office:value-type="float" office:value="37526.35" calcext:value-type="float">
            <text:p>37526,35</text:p>
          </table:table-cell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string" calcext:value-type="string">
            <text:p>KitchenQu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style-name="ce18" office:value-type="string" calcext:value-type="string">
            <text:p>4,5,6,52,2,32,47, 36,33,29,3,20,30, 12, 13,39, 38,10,34,35, 21,41</text:p>
          </table:table-cell>
          <table:table-cell office:value-type="float" office:value="32077.32" calcext:value-type="float">
            <text:p>32077,32</text:p>
          </table:table-cell>
          <table:table-cell office:value-type="float" office:value="37464.15" calcext:value-type="float">
            <text:p>37464,15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YearBui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style-name="ce18" office:value-type="string" calcext:value-type="string">
            <text:p>4,5,6,52,2,32,47, 36,33,29,3,20,30, 12, 13,39, 38,10,34,35, 21,41, 24</text:p>
          </table:table-cell>
          <table:table-cell office:value-type="float" office:value="30950.01" calcext:value-type="float">
            <text:p>30950,01</text:p>
          </table:table-cell>
          <table:table-cell office:value-type="float" office:value="35881.78" calcext:value-type="float">
            <text:p>35881,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ound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style-name="ce9" office:value-type="float" office:value="37" calcext:value-type="float">
            <text:p>37</text:p>
          </table:table-cell>
          <table:table-cell office:value-type="float" office:value="30042.95" calcext:value-type="float">
            <text:p>30042,95</text:p>
          </table:table-cell>
          <table:table-cell office:value-type="float" office:value="35919.05" calcext:value-type="float">
            <text:p>35919,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smtFullBat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style-name="ce9" office:value-type="float" office:value="40" calcext:value-type="float">
            <text:p>40</text:p>
          </table:table-cell>
          <table:table-cell office:value-type="float" office:value="29962.7" calcext:value-type="float">
            <text:p>29962,7</text:p>
          </table:table-cell>
          <table:table-cell office:value-type="float" office:value="35806.56" calcext:value-type="float">
            <text:p>35806,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edroomAbvG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style-name="ce9" office:value-type="float" office:value="23" calcext:value-type="float">
            <text:p>23</text:p>
          </table:table-cell>
          <table:table-cell office:value-type="float" office:value="29727.12" calcext:value-type="float">
            <text:p>29727,12</text:p>
          </table:table-cell>
          <table:table-cell office:value-type="float" office:value="35964" calcext:value-type="float">
            <text:p>359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smtFinType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style-name="ce9" office:value-type="float" office:value="14" calcext:value-type="float">
            <text:p>14</text:p>
          </table:table-cell>
          <table:table-cell office:value-type="float" office:value="29255.22" calcext:value-type="float">
            <text:p>29255,22</text:p>
          </table:table-cell>
          <table:table-cell office:value-type="float" office:value="35588.56" calcext:value-type="float">
            <text:p>35588,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aleTyp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style-name="ce9" office:value-type="float" office:value="27" calcext:value-type="float">
            <text:p>27</text:p>
          </table:table-cell>
          <table:table-cell office:value-type="float" office:value="29125.53" calcext:value-type="float">
            <text:p>29125,53</text:p>
          </table:table-cell>
          <table:table-cell office:value-type="float" office:value="35296.1" calcext:value-type="float">
            <text:p>35296,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otConfi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style-name="ce9" office:value-type="float" office:value="31" calcext:value-type="float">
            <text:p>31</text:p>
          </table:table-cell>
          <table:table-cell office:value-type="float" office:value="29124.86" calcext:value-type="float">
            <text:p>29124,86</text:p>
          </table:table-cell>
          <table:table-cell office:value-type="float" office:value="35285.12" calcext:value-type="float">
            <text:p>35285,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smtFinSF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style-name="ce9" office:value-type="float" office:value="49" calcext:value-type="float">
            <text:p>49</text:p>
          </table:table-cell>
          <table:table-cell office:value-type="float" office:value="29101.28" calcext:value-type="float">
            <text:p>29101,28</text:p>
          </table:table-cell>
          <table:table-cell office:value-type="float" office:value="35257.34" calcext:value-type="float">
            <text:p>35257,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eatingQ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style-name="ce9" office:value-type="float" office:value="9" calcext:value-type="float">
            <text:p>9</text:p>
          </table:table-cell>
          <table:table-cell office:value-type="float" office:value="29022.32" calcext:value-type="float">
            <text:p>29022,32</text:p>
          </table:table-cell>
          <table:table-cell office:value-type="float" office:value="35343.61" calcext:value-type="float">
            <text:p>35343,6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arageQua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style-name="ce9" office:value-type="float" office:value="28" calcext:value-type="float">
            <text:p>28</text:p>
          </table:table-cell>
          <table:table-cell office:value-type="float" office:value="28903.79" calcext:value-type="float">
            <text:p>28903,79</text:p>
          </table:table-cell>
          <table:table-cell office:value-type="float" office:value="35069.64" calcext:value-type="float">
            <text:p>35069,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ndContou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style-name="ce9" office:value-type="float" office:value="8" calcext:value-type="float">
            <text:p>8</text:p>
          </table:table-cell>
          <table:table-cell office:value-type="float" office:value="28901.76" calcext:value-type="float">
            <text:p>28901,76</text:p>
          </table:table-cell>
          <table:table-cell office:value-type="float" office:value="35048.78" calcext:value-type="float">
            <text:p>35048,7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unctiona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style-name="ce9" office:value-type="float" office:value="51" calcext:value-type="float">
            <text:p>51</text:p>
          </table:table-cell>
          <table:table-cell office:value-type="float" office:value="28867.03" calcext:value-type="float">
            <text:p>28867,03</text:p>
          </table:table-cell>
          <table:table-cell office:value-type="float" office:value="34904.34" calcext:value-type="float">
            <text:p>34904,34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1" office:value-type="string" calcext:value-type="string">
            <text:p>SaleConditio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style-name="ce9" office:value-type="float" office:value="57" calcext:value-type="float">
            <text:p>57</text:p>
          </table:table-cell>
          <table:table-cell office:value-type="float" office:value="28863.81" calcext:value-type="float">
            <text:p>28863,81</text:p>
          </table:table-cell>
          <table:table-cell office:value-type="float" office:value="34899.86" calcext:value-type="float">
            <text:p>34899,86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1" office:value-type="string" calcext:value-type="string">
            <text:p>WoodDeckSF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style-name="ce9" office:value-type="float" office:value="43" calcext:value-type="float">
            <text:p>43</text:p>
          </table:table-cell>
          <table:table-cell office:value-type="float" office:value="28715.1" calcext:value-type="float">
            <text:p>28715,1</text:p>
          </table:table-cell>
          <table:table-cell office:value-type="float" office:value="34796.23" calcext:value-type="float">
            <text:p>34796,23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1" office:value-type="string" calcext:value-type="string">
            <text:p>Condition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style-name="ce9" office:value-type="float" office:value="11" calcext:value-type="float">
            <text:p>11</text:p>
          </table:table-cell>
          <table:table-cell office:value-type="float" office:value="28715.02" calcext:value-type="float">
            <text:p>28715,02</text:p>
          </table:table-cell>
          <table:table-cell office:value-type="float" office:value="34781.24" calcext:value-type="float">
            <text:p>34781,24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12" office:value-type="string" calcext:value-type="string">
            <text:p>OverallCon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style-name="ce9" office:value-type="float" office:value="56" calcext:value-type="float">
            <text:p>56</text:p>
          </table:table-cell>
          <table:table-cell office:value-type="float" office:value="28627.04" calcext:value-type="float">
            <text:p>28627,04</text:p>
          </table:table-cell>
          <table:table-cell office:value-type="float" office:value="34660.83" calcext:value-type="float">
            <text:p>34660,83</text:p>
          </table:table-cell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2" office:value-type="string" calcext:value-type="string">
            <text:p>ExterCon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28611.19" calcext:value-type="float">
            <text:p>28611,19</text:p>
          </table:table-cell>
          <table:table-cell office:value-type="float" office:value="34631.42" calcext:value-type="float">
            <text:p>34631,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SSubClas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28595.97" calcext:value-type="float">
            <text:p>28595,97</text:p>
          </table:table-cell>
          <table:table-cell office:value-type="float" office:value="34585.28" calcext:value-type="float">
            <text:p>34585,28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2" office:value-type="string" calcext:value-type="string">
            <text:p>Exterior2nd</text:p>
          </table:table-cell>
          <table:table-cell table:style-name="ce12" office:value-type="float" office:value="0.6" calcext:value-type="float">
            <text:p>0,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2" office:value-type="string" calcext:value-type="string">
            <text:p>Exterior1st</text:p>
          </table:table-cell>
          <table:table-cell table:style-name="ce12" office:value-type="float" office:value="0.6" calcext:value-type="float">
            <text:p>0,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13" office:value-type="string" calcext:value-type="string">
            <text:p>GarageFinish</text:p>
          </table:table-cell>
          <table:table-cell table:style-name="ce13" office:value-type="float" office:value="0.6" calcext:value-type="float">
            <text:p>0,6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12" office:value-type="string" calcext:value-type="string">
            <text:p>PavedDrive</text:p>
          </table:table-cell>
          <table:table-cell table:style-name="ce12" office:value-type="float" office:value="0.6" calcext:value-type="float">
            <text:p>0,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2" office:value-type="string" calcext:value-type="string">
            <text:p>BsmtCond</text:p>
          </table:table-cell>
          <table:table-cell table:style-name="ce12" office:value-type="float" office:value="0.6" calcext:value-type="float">
            <text:p>0,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2" office:value-type="string" calcext:value-type="string">
            <text:p>BsmtExposure</text:p>
          </table:table-cell>
          <table:table-cell table:style-name="ce12" office:value-type="float" office:value="0.6" calcext:value-type="float">
            <text:p>0,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13" office:value-type="string" calcext:value-type="string">
            <text:p>TotRmsAbvGrd</text:p>
          </table:table-cell>
          <table:table-cell table:style-name="ce13" office:value-type="float" office:value="0.6" calcext:value-type="float">
            <text:p>0,6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3" office:value-type="string" calcext:value-type="string">
            <text:p>LotFrontage</text:p>
          </table:table-cell>
          <table:table-cell table:style-name="ce13" office:value-type="float" office:value="0.6" calcext:value-type="float">
            <text:p>0,6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4" office:value-type="string" calcext:value-type="string">
            <text:p>FireplaceQu</text:p>
          </table:table-cell>
          <table:table-cell table:style-name="ce14" office:value-type="float" office:value="0.5" calcext:value-type="float">
            <text:p>0,5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15" office:value-type="string" calcext:value-type="string">
            <text:p>GarageArea</text:p>
          </table:table-cell>
          <table:table-cell table:style-name="ce14" office:value-type="float" office:value="0.5" calcext:value-type="float">
            <text:p>0,5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/>
          <table:table-cell table:style-name="ce6"/>
          <table:table-cell table:number-columns-repeated="2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4" office:value-type="string" calcext:value-type="string">
            <text:p>RoofStyle</text:p>
          </table:table-cell>
          <table:table-cell table:style-name="ce14" office:value-type="float" office:value="0.5" calcext:value-type="float">
            <text:p>0,5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/>
          <table:table-cell table:style-name="ce6"/>
          <table:table-cell table:number-columns-repeated="2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table:style-name="ce16" office:value-type="string" calcext:value-type="string">
            <text:p>PoolArea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/>
          <table:table-cell table:style-name="ce6"/>
          <table:table-cell table:number-columns-repeated="2"/>
        </table:table-row>
        <table:table-row table:style-name="ro1">
          <table:table-cell table:style-name="ce8" office:value-type="float" office:value="45" calcext:value-type="float">
            <text:p>45</text:p>
          </table:table-cell>
          <table:table-cell table:style-name="ce17" office:value-type="string" calcext:value-type="string">
            <text:p>GarageType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8" office:value-type="float" office:value="54" calcext:value-type="float">
            <text:p>54</text:p>
          </table:table-cell>
          <table:table-cell table:style-name="ce17" office:value-type="string" calcext:value-type="string">
            <text:p>Fence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7" office:value-type="float" office:value="59" calcext:value-type="float">
            <text:p>59</text:p>
          </table:table-cell>
          <table:table-cell table:style-name="ce16" office:value-type="string" calcext:value-type="string">
            <text:p>TotalBsmtSF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table:style-name="ce16" office:value-type="string" calcext:value-type="string">
            <text:p>Heating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16" office:value-type="string" calcext:value-type="string">
            <text:p>YearRemodAdd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17" office:value-type="string" calcext:value-type="string">
            <text:p>MasVnrType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table:style-name="ce16" office:value-type="string" calcext:value-type="string">
            <text:p>MiscVal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table:style-name="ce16" office:value-type="string" calcext:value-type="string">
            <text:p>Utilities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table:style-name="ce16" office:value-type="string" calcext:value-type="string">
            <text:p>RoofMatl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7" office:value-type="float" office:value="63" calcext:value-type="float">
            <text:p>63</text:p>
          </table:table-cell>
          <table:table-cell table:style-name="ce16" office:value-type="string" calcext:value-type="string">
            <text:p>BsmtFinType2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table:style-name="ce16" office:value-type="string" calcext:value-type="string">
            <text:p>BsmtUnfSF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table:style-name="ce16" office:value-type="string" calcext:value-type="string">
            <text:p>Street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7" office:value-type="float" office:value="66" calcext:value-type="float">
            <text:p>66</text:p>
          </table:table-cell>
          <table:table-cell table:style-name="ce16" office:value-type="string" calcext:value-type="string">
            <text:p>Id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table:style-name="ce16" office:value-type="string" calcext:value-type="string">
            <text:p>Alley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7" office:value-type="float" office:value="68" calcext:value-type="float">
            <text:p>68</text:p>
          </table:table-cell>
          <table:table-cell table:style-name="ce16" office:value-type="string" calcext:value-type="string">
            <text:p>Condition2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7" office:value-type="float" office:value="69" calcext:value-type="float">
            <text:p>69</text:p>
          </table:table-cell>
          <table:table-cell table:style-name="ce16" office:value-type="string" calcext:value-type="string">
            <text:p>BsmtFinSF2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table:style-name="ce16" office:value-type="string" calcext:value-type="string">
            <text:p>LowQualFinSF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table:style-name="ce16" office:value-type="string" calcext:value-type="string">
            <text:p>BsmtHalfBath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table:style-name="ce16" office:value-type="string" calcext:value-type="string">
            <text:p>KitchenAbvGr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7" office:value-type="float" office:value="73" calcext:value-type="float">
            <text:p>73</text:p>
          </table:table-cell>
          <table:table-cell table:style-name="ce16" office:value-type="string" calcext:value-type="string">
            <text:p>GarageYrBlt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7" office:value-type="float" office:value="74" calcext:value-type="float">
            <text:p>74</text:p>
          </table:table-cell>
          <table:table-cell table:style-name="ce16" office:value-type="string" calcext:value-type="string">
            <text:p>GarageCond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table:style-name="ce16" office:value-type="string" calcext:value-type="string">
            <text:p>EnclosedPorch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7" office:value-type="float" office:value="76" calcext:value-type="float">
            <text:p>76</text:p>
          </table:table-cell>
          <table:table-cell table:style-name="ce16" office:value-type="string" calcext:value-type="string">
            <text:p>3SsnPorch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7" office:value-type="float" office:value="77" calcext:value-type="float">
            <text:p>77</text:p>
          </table:table-cell>
          <table:table-cell table:style-name="ce16" office:value-type="string" calcext:value-type="string">
            <text:p>ScreenPorch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7" office:value-type="float" office:value="78" calcext:value-type="float">
            <text:p>78</text:p>
          </table:table-cell>
          <table:table-cell table:style-name="ce16" office:value-type="string" calcext:value-type="string">
            <text:p>PoolQC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7" office:value-type="float" office:value="79" calcext:value-type="float">
            <text:p>79</text:p>
          </table:table-cell>
          <table:table-cell table:style-name="ce16" office:value-type="string" calcext:value-type="string">
            <text:p>MiscFeature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table:style-name="ce16" office:value-type="string" calcext:value-type="string">
            <text:p>MoSold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12" office:value-type="string" calcext:value-type="string">
            <text:p>YrSold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number-columns-repeated="3"/>
          <table:table-cell table:style-name="Default"/>
          <table:table-cell/>
          <table:table-cell table:style-name="Default" table:number-columns-repeated="2"/>
        </table:table-row>
      </table:table>
      <table:named-expressions/>
      <table:database-ranges>
        <table:database-range table:name="__Anonymous_Sheet_DB__0" table:target-range-address="Аркуш1.A4:Аркуш1.D84" table:contains-header="false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.00.0000</text:date>, <text:time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4:09:53.390326060</meta:creation-date>
    <dc:date>2020-11-02T00:00:21.835336429</dc:date>
    <meta:editing-duration>PT18H16M36S</meta:editing-duration>
    <meta:editing-cycles>5</meta:editing-cycles>
    <meta:generator>LibreOffice/7.0.2.2$Linux_X86_64 LibreOffice_project/00$Build-2</meta:generator>
    <meta:document-statistic meta:table-count="1" meta:cell-count="476" meta:object-count="0"/>
  </office:meta>
</office:document-meta>
</file>